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 Narrow" svg:font-family="Arial Narrow" style:font-family-generic="swiss" style:font-pitch="variable" svg:panose-1="2 11 6 6 2 2 2 3 2 4"/>
    <style:font-face style:name="Monda" svg:font-family="Mond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Monda" style:font-name-asian="Monda" style:font-name-complex="Monda" fo:font-weight="bold" style:font-weight-asian="bold" fo:color="#000000" fo:font-size="16pt" style:font-size-asian="16pt" style:font-size-complex="16pt"/>
    </style:style>
    <style:style style:name="P28" style:parent-style-name="Standard" style:master-page-name="MP1" style:family="paragraph">
      <style:paragraph-properties fo:break-before="page" fo:text-align="center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Monda" style:font-name-asian="Monda" style:font-name-complex="Monda" fo:font-weight="bold" style:font-weight-asian="bold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55" style:parent-style-name="Standard" style:family="paragraph">
      <style:paragraph-properties fo:text-align="center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Monda" style:font-name-asian="Monda" style:font-name-complex="Monda" fo:font-weight="bold" style:font-weight-asian="bold" fo:color="#000000" fo:font-size="14pt" style:font-size-asian="14pt" style:font-size-complex="14pt"/>
    </style:style>
    <style:style style:name="TableColumn57" style:family="table-column">
      <style:table-column-properties style:column-width="6.7611in" style:use-optimal-column-width="false"/>
    </style:style>
    <style:style style:name="Table56" style:family="table">
      <style:table-properties style:width="6.7611in" fo:margin-left="-0.0715in" table:align="left"/>
    </style:style>
    <style:style style:name="TableRow58" style:family="table-row">
      <style:table-row-properties style:min-row-height="0.2402in" style:use-optimal-row-height="false"/>
    </style:style>
    <style:style style:name="TableCell59" style:family="table-cell">
      <style:table-cell-properties fo:border="0.0069in solid #000000" fo:background-color="#CCCCCC" style:writing-mode="lr-tb" style:vertical-align="middle" fo:padding-top="0in" fo:padding-left="0.0784in" fo:padding-bottom="0in" fo:padding-right="0.075in"/>
    </style:style>
    <style:style style:name="P60" style:parent-style-name="Título2" style:family="paragraph">
      <style:paragraph-properties fo:margin-top="0.0416in" fo:margin-left="0in" fo:text-indent="0in">
        <style:tab-stops/>
      </style:paragraph-properties>
      <style:text-properties fo:font-style="normal" style:font-style-asian="normal" fo:font-size="12pt" style:font-size-asian="12pt" style:font-size-complex="12pt"/>
    </style:style>
    <style:style style:name="P61" style:parent-style-name="Standard" style:family="paragraph">
      <style:text-properties style:font-name="Monda" style:font-name-asian="Monda" style:font-name-complex="Monda" fo:font-weight="bold" style:font-weight-asian="bold" fo:font-size="14pt" style:font-size-asian="14pt" style:font-size-complex="14pt"/>
    </style:style>
    <style:style style:name="TableColumn63" style:family="table-column">
      <style:table-column-properties style:column-width="0.7069in" style:use-optimal-column-width="false"/>
    </style:style>
    <style:style style:name="TableColumn64" style:family="table-column">
      <style:table-column-properties style:column-width="0.6784in" style:use-optimal-column-width="false"/>
    </style:style>
    <style:style style:name="TableColumn65" style:family="table-column">
      <style:table-column-properties style:column-width="0.2284in" style:use-optimal-column-width="false"/>
    </style:style>
    <style:style style:name="TableColumn66" style:family="table-column">
      <style:table-column-properties style:column-width="3.302in" style:use-optimal-column-width="false"/>
    </style:style>
    <style:style style:name="TableColumn67" style:family="table-column">
      <style:table-column-properties style:column-width="0.5875in" style:use-optimal-column-width="false"/>
    </style:style>
    <style:style style:name="TableColumn68" style:family="table-column">
      <style:table-column-properties style:column-width="1.2569in" style:use-optimal-column-width="false"/>
    </style:style>
    <style:style style:name="Table62" style:family="table">
      <style:table-properties style:width="6.7604in" fo:margin-left="-0.0319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text-align="center"/>
    </style:style>
    <style:style style:name="T72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T73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T74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TableCell7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76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77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text-align="end"/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81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86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7" style:family="table-cell">
      <style:table-cell-properties fo:border="0.0069in solid #000000" style:writing-mode="lr-tb" fo:padding-top="0in" fo:padding-left="0.0784in" fo:padding-bottom="0in" fo:padding-right="0.075in"/>
    </style:style>
    <style:style style:name="P88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91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2" style:family="table-cell">
      <style:table-cell-properties fo:border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00" fo:font-size="10pt" style:font-size-asian="10pt" style:font-size-complex="10pt" fo:background-color="#FFFFFF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96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7" style:family="table-cell">
      <style:table-cell-properties fo:border="0.0069in solid #000000" style:writing-mode="lr-tb" fo:padding-top="0in" fo:padding-left="0.0784in" fo:padding-bottom="0in" fo:padding-right="0.075in"/>
    </style:style>
    <style:style style:name="P98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99" style:family="table-row">
      <style:table-row-properties style:min-row-height="0.3951in"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101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3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106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11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115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20" style:family="table-cell">
      <style:table-cell-properties fo:border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122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123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124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125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126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30" style:family="table-cell">
      <style:table-cell-properties fo:border="0.0069in solid #000000" style:writing-mode="lr-tb" fo:padding-top="0in" fo:padding-left="0.0784in" fo:padding-bottom="0in" fo:padding-right="0.075in"/>
    </style:style>
    <style:style style:name="P131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35" style:family="table-cell">
      <style:table-cell-properties fo:border="0.0069in solid #000000" style:writing-mode="lr-tb" fo:padding-top="0in" fo:padding-left="0.0784in" fo:padding-bottom="0in" fo:padding-right="0.075in"/>
    </style:style>
    <style:style style:name="P136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40" style:family="table-cell">
      <style:table-cell-properties fo:border="0.0069in solid #000000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46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50" style:family="table-cell">
      <style:table-cell-properties fo:border="0.0069in solid #000000" style:writing-mode="lr-tb" fo:padding-top="0in" fo:padding-left="0.0784in" fo:padding-bottom="0in" fo:padding-right="0.075in"/>
    </style:style>
    <style:style style:name="P151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56" style:parent-style-name="Standard" style:family="paragraph"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61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70" style:family="table-cell">
      <style:table-cell-properties fo:border="0.0069in solid #000000" style:writing-mode="lr-tb" fo:padding-top="0in" fo:padding-left="0.0784in" fo:padding-bottom="0in" fo:padding-right="0.075in"/>
    </style:style>
    <style:style style:name="P171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81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185" style:family="table-cell">
      <style:table-cell-properties fo:border="0.0069in solid #000000" style:writing-mode="lr-tb" fo:padding-top="0in" fo:padding-left="0.0784in" fo:padding-bottom="0in" fo:padding-right="0.075in"/>
    </style:style>
    <style:style style:name="P186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189" style:parent-style-name="Standard" style:family="paragraph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84in" fo:padding-bottom="0in" fo:padding-right="0.075in"/>
    </style:style>
    <style:style style:name="P191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19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19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198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2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203" style:family="table-cell">
      <style:table-cell-properties fo:border="0.0069in solid #000000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208" style:family="table-cell">
      <style:table-cell-properties fo:border="0.0069in solid #000000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210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211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212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213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6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217" style:family="table-cell">
      <style:table-cell-properties fo:border="0.0069in solid #000000" style:writing-mode="lr-tb" fo:padding-top="0in" fo:padding-left="0.0784in" fo:padding-bottom="0in" fo:padding-right="0.075in"/>
    </style:style>
    <style:style style:name="P218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222" style:family="table-cell">
      <style:table-cell-properties fo:border="0.0069in solid #000000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240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245" style:family="table-cell">
      <style:table-cell-properties fo:border="0.0069in solid #000000" style:writing-mode="lr-tb" fo:padding-top="0in" fo:padding-left="0.0784in" fo:padding-bottom="0in" fo:padding-right="0.075in"/>
    </style:style>
    <style:style style:name="P246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250" style:family="table-cell">
      <style:table-cell-properties fo:border="0.0069in solid #000000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255" style:family="table-cell">
      <style:table-cell-properties fo:border="0.0069in solid #000000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text-align="center"/>
    </style:style>
    <style:style style:name="T263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64" style:parent-style-name="Fuentedepárrafopredeter.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265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text-align="center"/>
    </style:style>
    <style:style style:name="T270" style:parent-style-name="Fuentedepárrafopredeter." style:family="text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271" style:parent-style-name="Fuentedepárrafopredeter." style:family="text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277" style:family="table-cell">
      <style:table-cell-properties fo:border="0.0069in solid #000000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00" fo:font-size="10pt" style:font-size-asian="10pt" style:font-size-complex="10pt" fo:background-color="#FFFFFF"/>
    </style:style>
    <style:style style:name="P290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29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304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305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306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310" style:family="table-row">
      <style:table-row-properties style:min-row-height="0.6909in" style:use-optimal-row-height="false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P312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313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314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315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316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317" style:family="table-row">
      <style:table-row-properties style:min-row-height="0.2715in" style:use-optimal-row-height="false"/>
    </style:style>
    <style:style style:name="TableCell318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320" style:family="table-row">
      <style:table-row-properties style:min-row-height="0.2715in"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32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327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329" style:family="table-row">
      <style:table-row-properties style:min-row-height="0.2104in"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ableCell336" style:family="table-cell">
      <style:table-cell-properties fo:border="0.0069in solid #000000" style:writing-mode="lr-tb" fo:padding-top="0in" fo:padding-left="0.0784in" fo:padding-bottom="0in" fo:padding-right="0.075in"/>
    </style:style>
    <style:style style:name="P337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338" style:family="table-row">
      <style:table-row-properties style:min-row-height="0.2104in" style:use-optimal-row-height="false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0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4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Cell345" style:family="table-cell">
      <style:table-cell-properties fo:border="0.0069in solid #000000" style:writing-mode="lr-tb" fo:padding-top="0in" fo:padding-left="0.0784in" fo:padding-bottom="0in" fo:padding-right="0.075in"/>
    </style:style>
    <style:style style:name="P346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347" style:family="table-row">
      <style:table-row-properties style:min-row-height="0.2104in" style:use-optimal-row-height="false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Cell354" style:family="table-cell">
      <style:table-cell-properties fo:border="0.0069in solid #000000" style:writing-mode="lr-tb" fo:padding-top="0in" fo:padding-left="0.0784in" fo:padding-bottom="0in" fo:padding-right="0.075in"/>
    </style:style>
    <style:style style:name="P355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S3" style:family="section">
      <style:section-properties fo:margin-left="0in" fo:margin-right="0in" style:writing-mode="lr-tb"/>
    </style:style>
    <style:style style:name="P356" style:parent-style-name="Standard" style:family="paragraph">
      <style:paragraph-properties fo:text-align="center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Monda" style:font-name-asian="Monda" style:font-name-complex="Monda" fo:font-weight="bold" style:font-weight-asian="bold" fo:color="#000000" fo:font-size="14pt" style:font-size-asian="14pt" style:font-size-complex="14pt"/>
    </style:style>
    <style:style style:name="TableColumn358" style:family="table-column">
      <style:table-column-properties style:column-width="6.7611in" style:use-optimal-column-width="false"/>
    </style:style>
    <style:style style:name="Table357" style:family="table">
      <style:table-properties style:width="6.7611in" fo:margin-left="-0.0715in" table:align="left"/>
    </style:style>
    <style:style style:name="TableRow359" style:family="table-row">
      <style:table-row-properties style:min-row-height="0.2402in" style:use-optimal-row-height="false"/>
    </style:style>
    <style:style style:name="TableCell360" style:family="table-cell">
      <style:table-cell-properties fo:border="0.0069in solid #000000" fo:background-color="#CCCCCC" style:writing-mode="lr-tb" style:vertical-align="middle" fo:padding-top="0in" fo:padding-left="0.0784in" fo:padding-bottom="0in" fo:padding-right="0.075in"/>
    </style:style>
    <style:style style:name="P361" style:parent-style-name="Título2" style:family="paragraph">
      <style:paragraph-properties fo:margin-top="0.0416in" fo:margin-left="0in" fo:text-indent="0in">
        <style:tab-stops/>
      </style:paragraph-properties>
      <style:text-properties fo:font-style="normal" style:font-style-asian="normal" fo:font-size="12pt" style:font-size-asian="12pt" style:font-size-complex="12pt"/>
    </style:style>
    <style:style style:name="P362" style:parent-style-name="Standard" style:family="paragraph">
      <style:text-properties style:font-name="Monda" style:font-name-asian="Monda" style:font-name-complex="Monda" fo:font-weight="bold" style:font-weight-asian="bold" fo:font-size="14pt" style:font-size-asian="14pt" style:font-size-complex="14pt"/>
    </style:style>
    <style:style style:name="TableColumn364" style:family="table-column">
      <style:table-column-properties style:column-width="0.7069in" style:use-optimal-column-width="false"/>
    </style:style>
    <style:style style:name="TableColumn365" style:family="table-column">
      <style:table-column-properties style:column-width="0.6784in" style:use-optimal-column-width="false"/>
    </style:style>
    <style:style style:name="TableColumn366" style:family="table-column">
      <style:table-column-properties style:column-width="0.2284in" style:use-optimal-column-width="false"/>
    </style:style>
    <style:style style:name="TableColumn367" style:family="table-column">
      <style:table-column-properties style:column-width="3.302in" style:use-optimal-column-width="false"/>
    </style:style>
    <style:style style:name="TableColumn368" style:family="table-column">
      <style:table-column-properties style:column-width="0.5875in" style:use-optimal-column-width="false"/>
    </style:style>
    <style:style style:name="TableColumn369" style:family="table-column">
      <style:table-column-properties style:column-width="1.2569in" style:use-optimal-column-width="false"/>
    </style:style>
    <style:style style:name="Table363" style:family="table">
      <style:table-properties style:width="6.7604in" fo:margin-left="-0.0319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373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TableCell37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375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376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text-align="end"/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380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1" style:family="table-cell">
      <style:table-cell-properties fo:border="0.0069in solid #000000" style:writing-mode="lr-tb" fo:padding-top="0in" fo:padding-left="0.0784in" fo:padding-bottom="0in" fo:padding-right="0.075in"/>
    </style:style>
    <style:style style:name="P382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385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6" style:family="table-cell">
      <style:table-cell-properties fo:border="0.0069in solid #000000" style:writing-mode="lr-tb" fo:padding-top="0in" fo:padding-left="0.0784in" fo:padding-bottom="0in" fo:padding-right="0.075in"/>
    </style:style>
    <style:style style:name="P387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390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91" style:family="table-cell">
      <style:table-cell-properties fo:border="0.0069in solid #000000" style:writing-mode="lr-tb" fo:padding-top="0in" fo:padding-left="0.0784in" fo:padding-bottom="0in" fo:padding-right="0.075in"/>
    </style:style>
    <style:style style:name="P392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00" fo:font-size="10pt" style:font-size-asian="10pt" style:font-size-complex="10pt" fo:background-color="#FFFFFF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395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96" style:family="table-cell">
      <style:table-cell-properties fo:border="0.0069in solid #000000" style:writing-mode="lr-tb" fo:padding-top="0in" fo:padding-left="0.0784in" fo:padding-bottom="0in" fo:padding-right="0.075in"/>
    </style:style>
    <style:style style:name="P397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398" style:family="table-row">
      <style:table-row-properties style:min-row-height="0.3951in" style:use-optimal-row-height="false"/>
    </style:style>
    <style:style style:name="TableCell39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400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P402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405" style:parent-style-name="Standard" style:family="paragraph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P407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41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41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414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41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8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19" style:family="table-cell">
      <style:table-cell-properties fo:border="0.0069in solid #000000" style:writing-mode="lr-tb" fo:padding-top="0in" fo:padding-left="0.0784in" fo:padding-bottom="0in" fo:padding-right="0.075in"/>
    </style:style>
    <style:style style:name="P420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21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22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23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24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25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26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27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28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29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30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P431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35" style:family="table-cell">
      <style:table-cell-properties fo:border="0.0069in solid #000000" style:writing-mode="lr-tb" fo:padding-top="0in" fo:padding-left="0.0784in" fo:padding-bottom="0in" fo:padding-right="0.075in"/>
    </style:style>
    <style:style style:name="P436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40" style:family="table-cell">
      <style:table-cell-properties fo:border="0.0069in solid #000000" style:writing-mode="lr-tb" fo:padding-top="0in" fo:padding-left="0.0784in" fo:padding-bottom="0in" fo:padding-right="0.075in"/>
    </style:style>
    <style:style style:name="P441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P456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60" style:family="table-cell">
      <style:table-cell-properties fo:border="0.0069in solid #000000" style:writing-mode="lr-tb" fo:padding-top="0in" fo:padding-left="0.0784in" fo:padding-bottom="0in" fo:padding-right="0.075in"/>
    </style:style>
    <style:style style:name="P461" style:parent-style-name="Standard" style:family="paragraph"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65" style:family="table-cell">
      <style:table-cell-properties fo:border="0.0069in solid #000000" style:writing-mode="lr-tb" fo:padding-top="0in" fo:padding-left="0.0784in" fo:padding-bottom="0in" fo:padding-right="0.075in"/>
    </style:style>
    <style:style style:name="P466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P471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75" style:family="table-cell">
      <style:table-cell-properties fo:border="0.0069in solid #000000" style:writing-mode="lr-tb" fo:padding-top="0in" fo:padding-left="0.0784in" fo:padding-bottom="0in" fo:padding-right="0.075in"/>
    </style:style>
    <style:style style:name="P476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80" style:family="table-cell">
      <style:table-cell-properties fo:border="0.0069in solid #000000" style:writing-mode="lr-tb" fo:padding-top="0in" fo:padding-left="0.0784in" fo:padding-bottom="0in" fo:padding-right="0.075in"/>
    </style:style>
    <style:style style:name="P481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85" style:family="table-cell">
      <style:table-cell-properties fo:border="0.0069in solid #000000" style:writing-mode="lr-tb" fo:padding-top="0in" fo:padding-left="0.0784in" fo:padding-bottom="0in" fo:padding-right="0.075in"/>
    </style:style>
    <style:style style:name="P486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9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90" style:family="table-cell">
      <style:table-cell-properties fo:border="0.0069in solid #000000" style:writing-mode="lr-tb" fo:padding-top="0in" fo:padding-left="0.0784in" fo:padding-bottom="0in" fo:padding-right="0.075in"/>
    </style:style>
    <style:style style:name="P491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495" style:family="table-cell">
      <style:table-cell-properties fo:border="0.0069in solid #000000" style:writing-mode="lr-tb" fo:padding-top="0in" fo:padding-left="0.0784in" fo:padding-bottom="0in" fo:padding-right="0.075in"/>
    </style:style>
    <style:style style:name="P496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499" style:parent-style-name="Standard" style:family="paragraph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500" style:family="table-cell">
      <style:table-cell-properties fo:border="0.0069in solid #000000" style:writing-mode="lr-tb" fo:padding-top="0in" fo:padding-left="0.0784in" fo:padding-bottom="0in" fo:padding-right="0.075in"/>
    </style:style>
    <style:style style:name="P501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0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0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508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0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2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513" style:family="table-cell">
      <style:table-cell-properties fo:border="0.0069in solid #000000" style:writing-mode="lr-tb" fo:padding-top="0in" fo:padding-left="0.0784in" fo:padding-bottom="0in" fo:padding-right="0.075in"/>
    </style:style>
    <style:style style:name="P514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7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22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Cell523" style:family="table-cell">
      <style:table-cell-properties fo:border="0.0069in solid #000000" style:writing-mode="lr-tb" fo:padding-top="0in" fo:padding-left="0.0784in" fo:padding-bottom="0in" fo:padding-right="0.075in"/>
    </style:style>
    <style:style style:name="P524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background-color="#FFFFFF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2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53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531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3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5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536" style:family="table-cell">
      <style:table-cell-properties fo:border="0.0069in solid #000000" style:writing-mode="lr-tb" fo:padding-top="0in" fo:padding-left="0.0784in" fo:padding-bottom="0in" fo:padding-right="0.075in"/>
    </style:style>
    <style:style style:name="P537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40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541" style:family="table-cell">
      <style:table-cell-properties fo:border="0.0069in solid #000000" style:writing-mode="lr-tb" fo:padding-top="0in" fo:padding-left="0.0784in" fo:padding-bottom="0in" fo:padding-right="0.075in"/>
    </style:style>
    <style:style style:name="P542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45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546" style:family="table-cell">
      <style:table-cell-properties fo:border="0.0069in solid #000000" style:writing-mode="lr-tb" fo:padding-top="0in" fo:padding-left="0.0784in" fo:padding-bottom="0in" fo:padding-right="0.075in"/>
    </style:style>
    <style:style style:name="P547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5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553" style:parent-style-name="Standard" style:family="paragraph">
      <style:paragraph-properties fo:text-align="center"/>
    </style:style>
    <style:style style:name="T554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555" style:parent-style-name="Fuentedepárrafopredeter.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556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5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0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561" style:family="table-cell">
      <style:table-cell-properties fo:border="0.0069in solid #000000" style:writing-mode="lr-tb" fo:padding-top="0in" fo:padding-left="0.0784in" fo:padding-bottom="0in" fo:padding-right="0.075in"/>
    </style:style>
    <style:style style:name="P562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5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566" style:family="table-cell">
      <style:table-cell-properties fo:border="0.0069in solid #000000" style:writing-mode="lr-tb" fo:padding-top="0in" fo:padding-left="0.0784in" fo:padding-bottom="0in" fo:padding-right="0.075in"/>
    </style:style>
    <style:style style:name="P567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70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Cell571" style:family="table-cell">
      <style:table-cell-properties fo:border="0.0069in solid #000000" style:writing-mode="lr-tb" fo:padding-top="0in" fo:padding-left="0.0784in" fo:padding-bottom="0in" fo:padding-right="0.075in"/>
    </style:style>
    <style:style style:name="P572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7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84in" fo:padding-bottom="0in" fo:padding-right="0.075in"/>
    </style:style>
    <style:style style:name="P578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00" fo:font-size="10pt" style:font-size-asian="10pt" style:font-size-complex="10pt" fo:background-color="#FFFFFF"/>
    </style:style>
    <style:style style:name="P579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00" fo:font-size="10pt" style:font-size-asian="10pt" style:font-size-complex="10pt" fo:background-color="#FFFFFF"/>
    </style:style>
    <style:style style:name="P580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581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582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583" style:parent-style-name="Standard" style:family="paragraph">
      <style:paragraph-properties fo:text-align="justify"/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8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P58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59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59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069in solid #000000" style:writing-mode="lr-tb" fo:padding-top="0in" fo:padding-left="0.0784in" fo:padding-bottom="0in" fo:padding-right="0.075in"/>
    </style:style>
    <style:style style:name="P596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597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598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599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60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603" style:family="table-row">
      <style:table-row-properties style:min-row-height="0.6909in" style:use-optimal-row-height="false"/>
    </style:style>
    <style:style style:name="TableCell604" style:family="table-cell">
      <style:table-cell-properties fo:border="0.0069in solid #000000" style:writing-mode="lr-tb" fo:padding-top="0in" fo:padding-left="0.0784in" fo:padding-bottom="0in" fo:padding-right="0.075in"/>
    </style:style>
    <style:style style:name="P605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606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607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608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609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610" style:family="table-row">
      <style:table-row-properties style:min-row-height="0.2715in" style:use-optimal-row-height="false"/>
    </style:style>
    <style:style style:name="TableCell611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6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613" style:family="table-row">
      <style:table-row-properties style:min-row-height="0.2715in" style:use-optimal-row-height="false"/>
    </style:style>
    <style:style style:name="TableCell61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61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61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61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61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84in" fo:padding-bottom="0in" fo:padding-right="0.075in"/>
    </style:style>
    <style:style style:name="P61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620" style:family="table-cell">
      <style:table-cell-properties fo:border="0.0069in solid #000000" fo:background-color="#CCCCCC" style:writing-mode="lr-tb" fo:padding-top="0in" fo:padding-left="0.0784in" fo:padding-bottom="0in" fo:padding-right="0.075in"/>
    </style:style>
    <style:style style:name="P62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622" style:family="table-row">
      <style:table-row-properties style:min-row-height="0.2104in" style:use-optimal-row-height="false"/>
    </style:style>
    <style:style style:name="TableCell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4" style:parent-style-name="Standard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ableCell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TableCell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P630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631" style:family="table-row">
      <style:table-row-properties style:min-row-height="0.2104in" style:use-optimal-row-height="false"/>
    </style:style>
    <style:style style:name="TableCell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33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/>
    </style:style>
    <style:style style:name="TableCell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35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/>
    </style:style>
    <style:style style:name="TableCell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37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Cell638" style:family="table-cell">
      <style:table-cell-properties fo:border="0.0069in solid #000000" style:writing-mode="lr-tb" fo:padding-top="0in" fo:padding-left="0.0784in" fo:padding-bottom="0in" fo:padding-right="0.075in"/>
    </style:style>
    <style:style style:name="P639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640" style:family="table-row">
      <style:table-row-properties style:min-row-height="0.2104in" style:use-optimal-row-height="false"/>
    </style:style>
    <style:style style:name="TableCell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42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/>
    </style:style>
    <style:style style:name="TableCell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44" style:parent-style-name="Standard" style:family="paragraph">
      <style:paragraph-properties fo:text-align="center"/>
      <style:text-properties style:font-name="Arial" style:font-name-asian="Arial" style:font-name-complex="Arial" fo:color="#000000" fo:font-size="10pt" style:font-size-asian="10pt" style:font-size-complex="10pt"/>
    </style:style>
    <style:style style:name="TableCell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46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Cell647" style:family="table-cell">
      <style:table-cell-properties fo:border="0.0069in solid #000000" style:writing-mode="lr-tb" fo:padding-top="0in" fo:padding-left="0.0784in" fo:padding-bottom="0in" fo:padding-right="0.075in"/>
    </style:style>
    <style:style style:name="P648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</office:automatic-styles>
  <office:body>
    <office:text text:use-soft-page-breaks="true">
      <text:p text:style-name="P1">ESPECIFICACIÓN DE CASOS DE USO</text:p>
      <text:soft-page-break/>
      <text:p text:style-name="P28">[BuBuTech]</text:p>
      <text:section text:name="Sect2" text:style-name="S2">
        <text:p text:style-name="P55"/>
        <table:table table:style-name="Table56">
          <table:table-columns>
            <table:table-column table:style-name="TableColumn57"/>
          </table:table-columns>
          <table:table-row table:style-name="TableRow58">
            <table:table-cell table:style-name="TableCell59">
              <text:list text:style-name="WWNum1" text:continue-numbering="true">
                <text:list-item>
                  <text:list>
                    <text:list-item>
                      <text:p text:style-name="P60">01- Especificación de Casos de Uso</text:p>
                    </text:list-item>
                  </text:list>
                </text:list-item>
              </text:list>
            </table:table-cell>
          </table:table-row>
        </table:table>
        <text:p text:style-name="P61"/>
        <table:table table:style-name="Table62">
          <table:table-columns>
            <table:table-column table:style-name="TableColumn63"/>
            <table:table-column table:style-name="TableColumn64"/>
            <table:table-column table:style-name="TableColumn65"/>
            <table:table-column table:style-name="TableColumn66"/>
            <table:table-column table:style-name="TableColumn67"/>
            <table:table-column table:style-name="TableColumn68"/>
          </table:table-columns>
          <table:table-row table:style-name="TableRow69">
            <table:table-cell table:style-name="TableCell70" table:number-columns-spanned="2">
              <text:p text:style-name="P71"><text:span text:style-name="T72">Id [CU<text:s/></text:span><text:span text:style-name="T73">1</text:span><text:span text:style-name="T74">]</text:span></text:p>
            </table:table-cell>
            <table:covered-table-cell/>
            <table:table-cell table:style-name="TableCell75" table:number-columns-spanned="3">
              <text:p text:style-name="P76">[Autenticarse]</text:p>
            </table:table-cell>
            <table:covered-table-cell/>
            <table:covered-table-cell/>
            <table:table-cell table:style-name="TableCell77">
              <text:p text:style-name="P78">Versión: 1.00</text:p>
            </table:table-cell>
          </table:table-row>
          <table:table-row table:style-name="TableRow79">
            <table:table-cell table:style-name="TableCell80" table:number-columns-spanned="2">
              <text:p text:style-name="P81">Actor/es</text:p>
            </table:table-cell>
            <table:covered-table-cell/>
            <table:table-cell table:style-name="TableCell82" table:number-columns-spanned="4">
              <text:p text:style-name="P83">Usuario</text:p>
            </table:table-cell>
            <table:covered-table-cell/>
            <table:covered-table-cell/>
            <table:covered-table-cell/>
          </table:table-row>
          <table:table-row table:style-name="TableRow84">
            <table:table-cell table:style-name="TableCell85" table:number-columns-spanned="2">
              <text:p text:style-name="P86">Función</text:p>
            </table:table-cell>
            <table:covered-table-cell/>
            <table:table-cell table:style-name="TableCell87" table:number-columns-spanned="4">
              <text:p text:style-name="P88">Identificarse</text:p>
            </table:table-cell>
            <table:covered-table-cell/>
            <table:covered-table-cell/>
            <table:covered-table-cell/>
          </table:table-row>
          <table:table-row table:style-name="TableRow89">
            <table:table-cell table:style-name="TableCell90" table:number-columns-spanned="2">
              <text:p text:style-name="P91">Casos de uso asociados</text:p>
            </table:table-cell>
            <table:covered-table-cell/>
            <table:table-cell table:style-name="TableCell92" table:number-columns-spanned="4">
              <text:p text:style-name="P93">Registrarse</text:p>
            </table:table-cell>
            <table:covered-table-cell/>
            <table:covered-table-cell/>
            <table:covered-table-cell/>
          </table:table-row>
          <table:table-row table:style-name="TableRow94">
            <table:table-cell table:style-name="TableCell95" table:number-columns-spanned="2">
              <text:p text:style-name="P96">Precondición</text:p>
            </table:table-cell>
            <table:covered-table-cell/>
            <table:table-cell table:style-name="TableCell97" table:number-columns-spanned="4">
              <text:p text:style-name="P98">Estar Registrado</text:p>
            </table:table-cell>
            <table:covered-table-cell/>
            <table:covered-table-cell/>
            <table:covered-table-cell/>
          </table:table-row>
          <table:table-row table:style-name="TableRow99">
            <table:table-cell table:style-name="TableCell100" table:number-columns-spanned="2">
              <text:p text:style-name="P101">Disparador o Trigger</text:p>
            </table:table-cell>
            <table:covered-table-cell/>
            <table:table-cell table:style-name="TableCell102" table:number-columns-spanned="4">
              <text:p text:style-name="P103">El Usuario quiere ingresar al Sistema</text:p>
            </table:table-cell>
            <table:covered-table-cell/>
            <table:covered-table-cell/>
            <table:covered-table-cell/>
          </table:table-row>
          <table:table-row table:style-name="TableRow104">
            <table:table-cell table:style-name="TableCell105" table:number-columns-spanned="2">
              <text:p text:style-name="P106">Frecuencia</text:p>
            </table:table-cell>
            <table:covered-table-cell/>
            <table:table-cell table:style-name="TableCell107" table:number-columns-spanned="4">
              <text:p text:style-name="P108">1 vez p/ sesión</text:p>
            </table:table-cell>
            <table:covered-table-cell/>
            <table:covered-table-cell/>
            <table:covered-table-cell/>
          </table:table-row>
          <table:table-row table:style-name="TableRow109">
            <table:table-cell table:style-name="TableCell110" table:number-columns-spanned="6">
              <text:p text:style-name="P111">Flujo Básico (FB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2">
            <table:table-cell table:style-name="TableCell113" table:number-columns-spanned="2">
              <text:p text:style-name="P114">Paso</text:p>
            </table:table-cell>
            <table:covered-table-cell/>
            <table:table-cell table:style-name="TableCell115" table:number-columns-spanned="4">
              <text:p text:style-name="P116">Acción</text:p>
            </table:table-cell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2">
              <text:p text:style-name="P119">1</text:p>
            </table:table-cell>
            <table:covered-table-cell/>
            <table:table-cell table:style-name="TableCell120" table:number-columns-spanned="4">
              <text:p text:style-name="P121">El sistema muestra en pantalla el formulario para ingresar las credenciales del<text:s/>Actor, junto a tres Botones:</text:p>
              <text:p text:style-name="P122">Nombre de Usuario (Input)<text:s/>(RN01)</text:p>
              <text:p text:style-name="P123">Contraseña (Input de tipo “password”)</text:p>
              <text:p text:style-name="P124">Ingresar (botón)</text:p>
              <text:p text:style-name="P125">Registrarse (botón)</text:p>
              <text:p text:style-name="P126">Olvide mi Contraseña (botón)</text:p>
            </table:table-cell>
            <table:covered-table-cell/>
            <table:covered-table-cell/>
            <table:covered-table-cell/>
          </table:table-row>
          <table:table-row table:style-name="TableRow127">
            <table:table-cell table:style-name="TableCell128" table:number-columns-spanned="2">
              <text:p text:style-name="P129">2</text:p>
            </table:table-cell>
            <table:covered-table-cell/>
            <table:table-cell table:style-name="TableCell130" table:number-columns-spanned="4">
              <text:p text:style-name="P131">El<text:s/>Actor<text:s/>rellena los campos con sus Credenciales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2">
              <text:p text:style-name="P134">3</text:p>
            </table:table-cell>
            <table:covered-table-cell/>
            <table:table-cell table:style-name="TableCell135" table:number-columns-spanned="4">
              <text:p text:style-name="P136">El<text:s/>Actor<text:s/>presiona “Ingresar”</text:p>
            </table:table-cell>
            <table:covered-table-cell/>
            <table:covered-table-cell/>
            <table:covered-table-cell/>
          </table:table-row>
          <table:table-row table:style-name="TableRow137">
            <table:table-cell table:style-name="TableCell138" table:number-columns-spanned="2">
              <text:p text:style-name="P139">4</text:p>
            </table:table-cell>
            <table:covered-table-cell/>
            <table:table-cell table:style-name="TableCell140" table:number-columns-spanned="4">
              <text:p text:style-name="P141">El sistema compara los datos ingresados con la base de datos.<text:s/></text:p>
            </table:table-cell>
            <table:covered-table-cell/>
            <table:covered-table-cell/>
            <table:covered-table-cell/>
          </table:table-row>
          <table:table-row table:style-name="TableRow142">
            <table:table-cell table:style-name="TableCell143" table:number-columns-spanned="2">
              <text:p text:style-name="P144">5</text:p>
            </table:table-cell>
            <table:covered-table-cell/>
            <table:table-cell table:style-name="TableCell145" table:number-columns-spanned="4">
              <text:p text:style-name="P146">El sistema otorga acceso al<text:s/>Actor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2">
              <text:p text:style-name="P149">6</text:p>
            </table:table-cell>
            <table:covered-table-cell/>
            <table:table-cell table:style-name="TableCell150" table:number-columns-spanned="4">
              <text:p text:style-name="P151">El sistema muestra la pantalla principal</text:p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7</text:p>
            </table:table-cell>
            <table:covered-table-cell/>
            <table:table-cell table:style-name="TableCell155" table:number-columns-spanned="4">
              <text:p text:style-name="P156">Fin de Caso de Uso.</text:p>
            </table:table-cell>
            <table:covered-table-cell/>
            <table:covered-table-cell/>
            <table:covered-table-cell/>
          </table:table-row>
          <table:table-row table:style-name="TableRow157">
            <table:table-cell table:style-name="TableCell158" table:number-columns-spanned="2">
              <text:p text:style-name="P159">8</text:p>
            </table:table-cell>
            <table:covered-table-cell/>
            <table:table-cell table:style-name="TableCell160" table:number-columns-spanned="4">
              <text:p text:style-name="P161"/>
            </table:table-cell>
            <table:covered-table-cell/>
            <table:covered-table-cell/>
            <table:covered-table-cell/>
          </table:table-row>
          <table:table-row table:style-name="TableRow162">
            <table:table-cell table:style-name="TableCell163" table:number-columns-spanned="2">
              <text:p text:style-name="P164">9</text:p>
            </table:table-cell>
            <table:covered-table-cell/>
            <table:table-cell table:style-name="TableCell165" table:number-columns-spanned="4">
              <text:p text:style-name="P166"/>
            </table:table-cell>
            <table:covered-table-cell/>
            <table:covered-table-cell/>
            <table:covered-table-cell/>
          </table:table-row>
          <table:table-row table:style-name="TableRow167">
            <table:table-cell table:style-name="TableCell168" table:number-columns-spanned="2">
              <text:p text:style-name="P169">10</text:p>
            </table:table-cell>
            <table:covered-table-cell/>
            <table:table-cell table:style-name="TableCell170" table:number-columns-spanned="4">
              <text:p text:style-name="P171"/>
            </table:table-cell>
            <table:covered-table-cell/>
            <table:covered-table-cell/>
            <table:covered-table-cell/>
          </table:table-row>
          <table:table-row table:style-name="TableRow172">
            <table:table-cell table:style-name="TableCell173" table:number-columns-spanned="2">
              <text:p text:style-name="P174">11</text:p>
            </table:table-cell>
            <table:covered-table-cell/>
            <table:table-cell table:style-name="TableCell175" table:number-columns-spanned="4">
              <text:p text:style-name="P176"/>
            </table:table-cell>
            <table:covered-table-cell/>
            <table:covered-table-cell/>
            <table:covered-table-cell/>
          </table:table-row>
          <table:table-row table:style-name="TableRow177">
            <table:table-cell table:style-name="TableCell178" table:number-columns-spanned="2">
              <text:p text:style-name="P179">12</text:p>
            </table:table-cell>
            <table:covered-table-cell/>
            <table:table-cell table:style-name="TableCell180" table:number-columns-spanned="4">
              <text:p text:style-name="P181"/>
            </table:table-cell>
            <table:covered-table-cell/>
            <table:covered-table-cell/>
            <table:covered-table-cell/>
          </table:table-row>
          <table:table-row table:style-name="TableRow182">
            <table:table-cell table:style-name="TableCell183" table:number-columns-spanned="2">
              <text:p text:style-name="P184">13</text:p>
            </table:table-cell>
            <table:covered-table-cell/>
            <table:table-cell table:style-name="TableCell185" table:number-columns-spanned="4">
              <text:p text:style-name="P186"/>
            </table:table-cell>
            <table:covered-table-cell/>
            <table:covered-table-cell/>
            <table:covered-table-cell/>
          </table:table-row>
          <table:table-row table:style-name="TableRow187">
            <table:table-cell table:style-name="TableCell188" table:number-columns-spanned="2">
              <text:p text:style-name="P189">Poscondiciones</text:p>
            </table:table-cell>
            <table:covered-table-cell/>
            <table:table-cell table:style-name="TableCell190" table:number-columns-spanned="4">
              <text:p text:style-name="P191">El<text:s/>actor<text:s/>logró acceder exitosamente al sistema.</text:p>
            </table:table-cell>
            <table:covered-table-cell/>
            <table:covered-table-cell/>
            <table:covered-table-cell/>
          </table:table-row>
          <table:table-row table:style-name="TableRow192">
            <table:table-cell table:style-name="TableCell193" table:number-columns-spanned="6">
              <text:p text:style-name="P194">Flujo alternativo (FA01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95">
            <table:table-cell table:style-name="TableCell196" table:number-columns-spanned="2">
              <text:p text:style-name="P197">Paso</text:p>
            </table:table-cell>
            <table:covered-table-cell/>
            <table:table-cell table:style-name="TableCell198" table:number-columns-spanned="4">
              <text:p text:style-name="P199">Acción</text:p>
            </table:table-cell>
            <table:covered-table-cell/>
            <table:covered-table-cell/>
            <table:covered-table-cell/>
          </table:table-row>
          <table:table-row table:style-name="TableRow200">
            <table:table-cell table:style-name="TableCell201" table:number-columns-spanned="2">
              <text:p text:style-name="P202">1</text:p>
            </table:table-cell>
            <table:covered-table-cell/>
            <table:table-cell table:style-name="TableCell203" table:number-columns-spanned="4">
              <text:p text:style-name="P204">El<text:s/>Actor<text:s/>presiona el botón de “Olvide mi Contraseña”</text:p>
            </table:table-cell>
            <table:covered-table-cell/>
            <table:covered-table-cell/>
            <table:covered-table-cell/>
          </table:table-row>
          <table:table-row table:style-name="TableRow205">
            <table:table-cell table:style-name="TableCell206" table:number-columns-spanned="2">
              <text:p text:style-name="P207">2</text:p>
            </table:table-cell>
            <table:covered-table-cell/>
            <table:table-cell table:style-name="TableCell208" table:number-columns-spanned="4">
              <text:p text:style-name="P209">El sistema<text:s/>muestra una pantalla de restablecimiento de Contraseña con 3 Inputs y 1 Botón:</text:p>
              <text:p text:style-name="P210">PIN (Código de Seguridad enviado al Correo)</text:p>
              <text:p text:style-name="P211">Contraseña Nueva</text:p>
              <text:p text:style-name="P212">Confirmar Contraseña</text:p>
              <text:p text:style-name="P213">Reestablecer (Botón Submmit)</text:p>
            </table:table-cell>
            <table:covered-table-cell/>
            <table:covered-table-cell/>
            <table:covered-table-cell/>
          </table:table-row>
          <table:table-row table:style-name="TableRow214">
            <table:table-cell table:style-name="TableCell215" table:number-columns-spanned="2">
              <text:p text:style-name="P216">3</text:p>
            </table:table-cell>
            <table:covered-table-cell/>
            <table:table-cell table:style-name="TableCell217" table:number-columns-spanned="4">
              <text:p text:style-name="P218">El Actor rellena los campos</text:p>
            </table:table-cell>
            <table:covered-table-cell/>
            <table:covered-table-cell/>
            <table:covered-table-cell/>
          </table:table-row>
          <table:table-row table:style-name="TableRow219">
            <table:table-cell table:style-name="TableCell220" table:number-columns-spanned="2">
              <text:p text:style-name="P221">4</text:p>
            </table:table-cell>
            <table:covered-table-cell/>
            <table:table-cell table:style-name="TableCell222" table:number-columns-spanned="4">
              <text:p text:style-name="P223">El Actor presiona “Reestablecer”</text:p>
            </table:table-cell>
            <table:covered-table-cell/>
            <table:covered-table-cell/>
            <table:covered-table-cell/>
          </table:table-row>
          <table:table-row table:style-name="TableRow224">
            <table:table-cell table:style-name="TableCell225" table:number-columns-spanned="2">
              <text:p text:style-name="P226">5</text:p>
            </table:table-cell>
            <table:covered-table-cell/>
            <table:table-cell table:style-name="TableCell227" table:number-columns-spanned="4">
              <text:p text:style-name="P228">El Sistema Actualiza la Contraseña</text:p>
            </table:table-cell>
            <table:covered-table-cell/>
            <table:covered-table-cell/>
            <table:covered-table-cell/>
          </table:table-row>
          <table:table-row table:style-name="TableRow229">
            <table:table-cell table:style-name="TableCell230" table:number-columns-spanned="2">
              <text:p text:style-name="P231">6</text:p>
            </table:table-cell>
            <table:covered-table-cell/>
            <table:table-cell table:style-name="TableCell232" table:number-columns-spanned="4">
              <text:p text:style-name="P233">El Sistema muestra pantalla de Login nuevamente</text:p>
            </table:table-cell>
            <table:covered-table-cell/>
            <table:covered-table-cell/>
            <table:covered-table-cell/>
          </table:table-row>
          <table:table-row table:style-name="TableRow234">
            <table:table-cell table:style-name="TableCell235" table:number-columns-spanned="6">
              <text:p text:style-name="P236">Flujo alternativo (FA02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37">
            <table:table-cell table:style-name="TableCell238" table:number-columns-spanned="2">
              <text:p text:style-name="P239">Paso</text:p>
            </table:table-cell>
            <table:covered-table-cell/>
            <table:table-cell table:style-name="TableCell240" table:number-columns-spanned="4">
              <text:p text:style-name="P241">Acción</text:p>
            </table:table-cell>
            <table:covered-table-cell/>
            <table:covered-table-cell/>
            <table:covered-table-cell/>
          </table:table-row>
          <text:soft-page-break/>
          <table:table-row table:style-name="TableRow242">
            <table:table-cell table:style-name="TableCell243" table:number-columns-spanned="2">
              <text:p text:style-name="P244">1</text:p>
            </table:table-cell>
            <table:covered-table-cell/>
            <table:table-cell table:style-name="TableCell245" table:number-columns-spanned="4">
              <text:p text:style-name="P246">El<text:s/>Actor<text:s/>presiona el botón de “Registrarse”</text:p>
            </table:table-cell>
            <table:covered-table-cell/>
            <table:covered-table-cell/>
            <table:covered-table-cell/>
          </table:table-row>
          <table:table-row table:style-name="TableRow247">
            <table:table-cell table:style-name="TableCell248" table:number-columns-spanned="2">
              <text:p text:style-name="P249">2</text:p>
            </table:table-cell>
            <table:covered-table-cell/>
            <table:table-cell table:style-name="TableCell250" table:number-columns-spanned="4">
              <text:p text:style-name="P251">El sistema invoca al Caso de Uso 002-Registrarse</text:p>
            </table:table-cell>
            <table:covered-table-cell/>
            <table:covered-table-cell/>
            <table:covered-table-cell/>
          </table:table-row>
          <table:table-row table:style-name="TableRow252">
            <table:table-cell table:style-name="TableCell253" table:number-columns-spanned="2">
              <text:p text:style-name="P254">3</text:p>
            </table:table-cell>
            <table:covered-table-cell/>
            <table:table-cell table:style-name="TableCell255" table:number-columns-spanned="4">
              <text:p text:style-name="P256"/>
            </table:table-cell>
            <table:covered-table-cell/>
            <table:covered-table-cell/>
            <table:covered-table-cell/>
          </table:table-row>
          <table:table-row table:style-name="TableRow257">
            <table:table-cell table:style-name="TableCell258" table:number-columns-spanned="6">
              <text:p text:style-name="P259">Excepciones (E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60">
            <table:table-cell table:style-name="TableCell261" table:number-columns-spanned="2">
              <text:p text:style-name="P262"><text:span text:style-name="T263">EX-</text:span><text:span text:style-name="T264">Paso</text:span></text:p>
            </table:table-cell>
            <table:covered-table-cell/>
            <table:table-cell table:style-name="TableCell265" table:number-columns-spanned="4">
              <text:p text:style-name="P266"/>
            </table:table-cell>
            <table:covered-table-cell/>
            <table:covered-table-cell/>
            <table:covered-table-cell/>
          </table:table-row>
          <table:table-row table:style-name="TableRow267">
            <table:table-cell table:style-name="TableCell268" table:number-columns-spanned="2">
              <text:p text:style-name="P269"><text:span text:style-name="T270">EX1-FB</text:span><text:span text:style-name="T271">2</text:span></text:p>
            </table:table-cell>
            <table:covered-table-cell/>
            <table:table-cell table:style-name="TableCell272" table:number-columns-spanned="4">
              <text:p text:style-name="P273">Si el nombre no es en formato mail, el sistema arroja mensaje de formato<text:s/>erróneo.</text:p>
            </table:table-cell>
            <table:covered-table-cell/>
            <table:covered-table-cell/>
            <table:covered-table-cell/>
          </table:table-row>
          <table:table-row table:style-name="TableRow274">
            <table:table-cell table:style-name="TableCell275" table:number-columns-spanned="2">
              <text:p text:style-name="P276">EX2-FB4</text:p>
            </table:table-cell>
            <table:covered-table-cell/>
            <table:table-cell table:style-name="TableCell277" table:number-columns-spanned="4">
              <text:p text:style-name="P278">El Sistema muestra el mensaje “Usuario y/o Contraseña Incorrectas”</text:p>
            </table:table-cell>
            <table:covered-table-cell/>
            <table:covered-table-cell/>
            <table:covered-table-cell/>
          </table:table-row>
          <table:table-row table:style-name="TableRow279">
            <table:table-cell table:style-name="TableCell280" table:number-columns-spanned="2">
              <text:p text:style-name="P281"/>
            </table:table-cell>
            <table:covered-table-cell/>
            <table:table-cell table:style-name="TableCell282" table:number-columns-spanned="4">
              <text:p text:style-name="P283"/>
            </table:table-cell>
            <table:covered-table-cell/>
            <table:covered-table-cell/>
            <table:covered-table-cell/>
          </table:table-row>
          <table:table-row table:style-name="TableRow284">
            <table:table-cell table:style-name="TableCell285" table:number-columns-spanned="6">
              <text:p text:style-name="P286">Reglas de Negocio (RN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 table:number-columns-spanned="6">
              <text:p text:style-name="P289">RN01 - Formato de Nombre de Usuario</text:p>
              <text:p text:style-name="P290">El nombre de Usuario debe ser en formato mail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91">
            <table:table-cell table:style-name="TableCell292" table:number-columns-spanned="6">
              <text:p text:style-name="P293">Usabilidad (US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94">
            <table:table-cell table:style-name="TableCell295" table:number-columns-spanned="6">
              <text:p text:style-name="P296"/>
              <text:p text:style-name="P297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98">
            <table:table-cell table:style-name="TableCell299" table:number-columns-spanned="6">
              <text:p text:style-name="P300">Requerimientos NO Funcionales (RNF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301">
            <table:table-cell table:style-name="TableCell302" table:number-columns-spanned="6">
              <text:p text:style-name="P303"/>
              <text:p text:style-name="P304"/>
              <text:p text:style-name="P305"/>
              <text:p text:style-name="P30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307">
            <table:table-cell table:style-name="TableCell308" table:number-columns-spanned="6">
              <text:p text:style-name="P309">Comentari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310">
            <table:table-cell table:style-name="TableCell311" table:number-columns-spanned="6">
              <text:p text:style-name="P312"/>
              <text:p text:style-name="P313"/>
              <text:p text:style-name="P314"/>
              <text:p text:style-name="P315"/>
              <text:p text:style-name="P31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317">
            <table:table-cell table:style-name="TableCell318" table:number-columns-spanned="6">
              <text:p text:style-name="P319">Revisio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320">
            <table:table-cell table:style-name="TableCell321">
              <text:p text:style-name="P322">Versión</text:p>
            </table:table-cell>
            <table:table-cell table:style-name="TableCell323" table:number-columns-spanned="2">
              <text:p text:style-name="P324">Fecha</text:p>
            </table:table-cell>
            <table:covered-table-cell/>
            <table:table-cell table:style-name="TableCell325">
              <text:p text:style-name="P326">Resumen de Cambios</text:p>
            </table:table-cell>
            <table:table-cell table:style-name="TableCell327" table:number-columns-spanned="2">
              <text:p text:style-name="P328">Autor</text:p>
            </table:table-cell>
            <table:covered-table-cell/>
          </table:table-row>
          <table:table-row table:style-name="TableRow329">
            <table:table-cell table:style-name="TableCell330">
              <text:p text:style-name="P331">1.0</text:p>
            </table:table-cell>
            <table:table-cell table:style-name="TableCell332" table:number-columns-spanned="2">
              <text:p text:style-name="P333"/>
            </table:table-cell>
            <table:covered-table-cell/>
            <table:table-cell table:style-name="TableCell334">
              <text:p text:style-name="P335">Documento inicial</text:p>
            </table:table-cell>
            <table:table-cell table:style-name="TableCell336" table:number-columns-spanned="2">
              <text:p text:style-name="P337"/>
            </table:table-cell>
            <table:covered-table-cell/>
          </table:table-row>
          <table:table-row table:style-name="TableRow338">
            <table:table-cell table:style-name="TableCell339">
              <text:p text:style-name="P340"/>
            </table:table-cell>
            <table:table-cell table:style-name="TableCell341" table:number-columns-spanned="2">
              <text:p text:style-name="P342"/>
            </table:table-cell>
            <table:covered-table-cell/>
            <table:table-cell table:style-name="TableCell343">
              <text:p text:style-name="P344"/>
            </table:table-cell>
            <table:table-cell table:style-name="TableCell345" table:number-columns-spanned="2">
              <text:p text:style-name="P346"/>
            </table:table-cell>
            <table:covered-table-cell/>
          </table:table-row>
          <table:table-row table:style-name="TableRow347">
            <table:table-cell table:style-name="TableCell348">
              <text:p text:style-name="P349"/>
            </table:table-cell>
            <table:table-cell table:style-name="TableCell350" table:number-columns-spanned="2">
              <text:p text:style-name="P351"/>
            </table:table-cell>
            <table:covered-table-cell/>
            <table:table-cell table:style-name="TableCell352">
              <text:p text:style-name="P353"/>
            </table:table-cell>
            <table:table-cell table:style-name="TableCell354" table:number-columns-spanned="2">
              <text:p text:style-name="P355"/>
            </table:table-cell>
            <table:covered-table-cell/>
          </table:table-row>
        </table:table>
        <text:p text:style-name="Standard"/>
      </text:section>
      <text:section text:name="Sect3" text:style-name="S3">
        <text:p text:style-name="P356"/>
        <table:table table:style-name="Table357">
          <table:table-columns>
            <table:table-column table:style-name="TableColumn358"/>
          </table:table-columns>
          <table:table-row table:style-name="TableRow359">
            <table:table-cell table:style-name="TableCell360">
              <text:list text:style-name="WWNum1" text:continue-numbering="true">
                <text:list-item>
                  <text:list>
                    <text:list-item>
                      <text:p text:style-name="P361">02- Especificación de Casos de Uso</text:p>
                    </text:list-item>
                  </text:list>
                </text:list-item>
              </text:list>
            </table:table-cell>
          </table:table-row>
        </table:table>
        <text:p text:style-name="P362"/>
        <table:table table:style-name="Table363">
          <table:table-columns>
            <table:table-column table:style-name="TableColumn364"/>
            <table:table-column table:style-name="TableColumn365"/>
            <table:table-column table:style-name="TableColumn366"/>
            <table:table-column table:style-name="TableColumn367"/>
            <table:table-column table:style-name="TableColumn368"/>
            <table:table-column table:style-name="TableColumn369"/>
          </table:table-columns>
          <table:table-row table:style-name="TableRow370">
            <table:table-cell table:style-name="TableCell371" table:number-columns-spanned="2">
              <text:p text:style-name="P372"><text:span text:style-name="T373">Id [CU 2]</text:span></text:p>
            </table:table-cell>
            <table:covered-table-cell/>
            <table:table-cell table:style-name="TableCell374" table:number-columns-spanned="3">
              <text:p text:style-name="P375">[Registrarse]</text:p>
            </table:table-cell>
            <table:covered-table-cell/>
            <table:covered-table-cell/>
            <table:table-cell table:style-name="TableCell376">
              <text:p text:style-name="P377">Versión: 1.00</text:p>
            </table:table-cell>
          </table:table-row>
          <table:table-row table:style-name="TableRow378">
            <table:table-cell table:style-name="TableCell379" table:number-columns-spanned="2">
              <text:p text:style-name="P380">Actor/es</text:p>
            </table:table-cell>
            <table:covered-table-cell/>
            <table:table-cell table:style-name="TableCell381" table:number-columns-spanned="4">
              <text:p text:style-name="P382">Usuario</text:p>
            </table:table-cell>
            <table:covered-table-cell/>
            <table:covered-table-cell/>
            <table:covered-table-cell/>
          </table:table-row>
          <table:table-row table:style-name="TableRow383">
            <table:table-cell table:style-name="TableCell384" table:number-columns-spanned="2">
              <text:p text:style-name="P385">Función</text:p>
            </table:table-cell>
            <table:covered-table-cell/>
            <table:table-cell table:style-name="TableCell386" table:number-columns-spanned="4">
              <text:p text:style-name="P387">Registrarse en el Sistema</text:p>
            </table:table-cell>
            <table:covered-table-cell/>
            <table:covered-table-cell/>
            <table:covered-table-cell/>
          </table:table-row>
          <table:table-row table:style-name="TableRow388">
            <table:table-cell table:style-name="TableCell389" table:number-columns-spanned="2">
              <text:p text:style-name="P390">Casos de uso asociados</text:p>
            </table:table-cell>
            <table:covered-table-cell/>
            <table:table-cell table:style-name="TableCell391" table:number-columns-spanned="4">
              <text:p text:style-name="P392">-</text:p>
            </table:table-cell>
            <table:covered-table-cell/>
            <table:covered-table-cell/>
            <table:covered-table-cell/>
          </table:table-row>
          <table:table-row table:style-name="TableRow393">
            <table:table-cell table:style-name="TableCell394" table:number-columns-spanned="2">
              <text:p text:style-name="P395">Precondición</text:p>
            </table:table-cell>
            <table:covered-table-cell/>
            <table:table-cell table:style-name="TableCell396" table:number-columns-spanned="4">
              <text:p text:style-name="P397">-</text:p>
            </table:table-cell>
            <table:covered-table-cell/>
            <table:covered-table-cell/>
            <table:covered-table-cell/>
          </table:table-row>
          <table:table-row table:style-name="TableRow398">
            <table:table-cell table:style-name="TableCell399" table:number-columns-spanned="2">
              <text:p text:style-name="P400">Disparador o Trigger</text:p>
            </table:table-cell>
            <table:covered-table-cell/>
            <table:table-cell table:style-name="TableCell401" table:number-columns-spanned="4">
              <text:p text:style-name="P402">El Actor debe querer registrarse en el Sistema</text:p>
            </table:table-cell>
            <table:covered-table-cell/>
            <table:covered-table-cell/>
            <table:covered-table-cell/>
          </table:table-row>
          <table:table-row table:style-name="TableRow403">
            <table:table-cell table:style-name="TableCell404" table:number-columns-spanned="2">
              <text:p text:style-name="P405">Frecuencia</text:p>
            </table:table-cell>
            <table:covered-table-cell/>
            <table:table-cell table:style-name="TableCell406" table:number-columns-spanned="4">
              <text:p text:style-name="P407">1 vez.</text:p>
            </table:table-cell>
            <table:covered-table-cell/>
            <table:covered-table-cell/>
            <table:covered-table-cell/>
          </table:table-row>
          <table:table-row table:style-name="TableRow408">
            <table:table-cell table:style-name="TableCell409" table:number-columns-spanned="6">
              <text:p text:style-name="P410">Flujo Básico (FB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411">
            <table:table-cell table:style-name="TableCell412" table:number-columns-spanned="2">
              <text:p text:style-name="P413">Paso</text:p>
            </table:table-cell>
            <table:covered-table-cell/>
            <table:table-cell table:style-name="TableCell414" table:number-columns-spanned="4">
              <text:p text:style-name="P415">Acción</text:p>
            </table:table-cell>
            <table:covered-table-cell/>
            <table:covered-table-cell/>
            <table:covered-table-cell/>
          </table:table-row>
          <table:table-row table:style-name="TableRow416">
            <table:table-cell table:style-name="TableCell417" table:number-columns-spanned="2">
              <text:p text:style-name="P418">1</text:p>
            </table:table-cell>
            <table:covered-table-cell/>
            <table:table-cell table:style-name="TableCell419" table:number-columns-spanned="4">
              <text:p text:style-name="P420">El sistema muestra en pantalla el formulario para ingresar los datoss del Actor, junto a un Botón:</text:p>
              <text:p text:style-name="P421">Nombre de Usuario (Input) (RN01)</text:p>
              <text:soft-page-break/>
              <text:p text:style-name="P422">Contraseña (Input) (RN02)</text:p>
              <text:p text:style-name="P423">Confirmar Contraseña (Input) (RN02)</text:p>
              <text:p text:style-name="P424">Nombre (Input) (RN03)</text:p>
              <text:p text:style-name="P425">Apellido (Input) (RN03)</text:p>
              <text:p text:style-name="P426">E-mail (Input)</text:p>
              <text:p text:style-name="P427">Fecha de Nacimiento (Input)</text:p>
              <text:p text:style-name="P428">DNI (Input)</text:p>
              <text:p text:style-name="P429">Dirección (Input)</text:p>
              <text:p text:style-name="P430">Aceptar Terminos y Condiciones (Checkbox)</text:p>
              <text:p text:style-name="P431">Registrarse (botón<text:s/>Submmit)</text:p>
            </table:table-cell>
            <table:covered-table-cell/>
            <table:covered-table-cell/>
            <table:covered-table-cell/>
          </table:table-row>
          <text:soft-page-break/>
          <table:table-row table:style-name="TableRow432">
            <table:table-cell table:style-name="TableCell433" table:number-columns-spanned="2">
              <text:p text:style-name="P434">2</text:p>
            </table:table-cell>
            <table:covered-table-cell/>
            <table:table-cell table:style-name="TableCell435" table:number-columns-spanned="4">
              <text:p text:style-name="P436">El Actor rellena los Campos</text:p>
            </table:table-cell>
            <table:covered-table-cell/>
            <table:covered-table-cell/>
            <table:covered-table-cell/>
          </table:table-row>
          <table:table-row table:style-name="TableRow437">
            <table:table-cell table:style-name="TableCell438" table:number-columns-spanned="2">
              <text:p text:style-name="P439">3</text:p>
            </table:table-cell>
            <table:covered-table-cell/>
            <table:table-cell table:style-name="TableCell440" table:number-columns-spanned="4">
              <text:p text:style-name="P441">El Actor presiona el botón “Registrarse”</text:p>
            </table:table-cell>
            <table:covered-table-cell/>
            <table:covered-table-cell/>
            <table:covered-table-cell/>
          </table:table-row>
          <table:table-row table:style-name="TableRow442">
            <table:table-cell table:style-name="TableCell443" table:number-columns-spanned="2">
              <text:p text:style-name="P444">4</text:p>
            </table:table-cell>
            <table:covered-table-cell/>
            <table:table-cell table:style-name="TableCell445" table:number-columns-spanned="4">
              <text:p text:style-name="P446">El Sistema verifica los datos proporcionados</text:p>
            </table:table-cell>
            <table:covered-table-cell/>
            <table:covered-table-cell/>
            <table:covered-table-cell/>
          </table:table-row>
          <table:table-row table:style-name="TableRow447">
            <table:table-cell table:style-name="TableCell448" table:number-columns-spanned="2">
              <text:p text:style-name="P449">5</text:p>
            </table:table-cell>
            <table:covered-table-cell/>
            <table:table-cell table:style-name="TableCell450" table:number-columns-spanned="4">
              <text:p text:style-name="P451">El Sistema agrega al Actor (sus datos) a la Base de Datos.</text:p>
            </table:table-cell>
            <table:covered-table-cell/>
            <table:covered-table-cell/>
            <table:covered-table-cell/>
          </table:table-row>
          <table:table-row table:style-name="TableRow452">
            <table:table-cell table:style-name="TableCell453" table:number-columns-spanned="2">
              <text:p text:style-name="P454">6</text:p>
            </table:table-cell>
            <table:covered-table-cell/>
            <table:table-cell table:style-name="TableCell455" table:number-columns-spanned="4">
              <text:p text:style-name="P456">El Sistema invoca al Caso de Uso 01-Identificarse</text:p>
            </table:table-cell>
            <table:covered-table-cell/>
            <table:covered-table-cell/>
            <table:covered-table-cell/>
          </table:table-row>
          <table:table-row table:style-name="TableRow457">
            <table:table-cell table:style-name="TableCell458" table:number-columns-spanned="2">
              <text:p text:style-name="P459">7</text:p>
            </table:table-cell>
            <table:covered-table-cell/>
            <table:table-cell table:style-name="TableCell460" table:number-columns-spanned="4">
              <text:p text:style-name="P461">Fin del Caso de Uso</text:p>
            </table:table-cell>
            <table:covered-table-cell/>
            <table:covered-table-cell/>
            <table:covered-table-cell/>
          </table:table-row>
          <table:table-row table:style-name="TableRow462">
            <table:table-cell table:style-name="TableCell463" table:number-columns-spanned="2">
              <text:p text:style-name="P464">7</text:p>
            </table:table-cell>
            <table:covered-table-cell/>
            <table:table-cell table:style-name="TableCell465" table:number-columns-spanned="4">
              <text:p text:style-name="P466"/>
            </table:table-cell>
            <table:covered-table-cell/>
            <table:covered-table-cell/>
            <table:covered-table-cell/>
          </table:table-row>
          <table:table-row table:style-name="TableRow467">
            <table:table-cell table:style-name="TableCell468" table:number-columns-spanned="2">
              <text:p text:style-name="P469">8</text:p>
            </table:table-cell>
            <table:covered-table-cell/>
            <table:table-cell table:style-name="TableCell470" table:number-columns-spanned="4">
              <text:p text:style-name="P471"/>
            </table:table-cell>
            <table:covered-table-cell/>
            <table:covered-table-cell/>
            <table:covered-table-cell/>
          </table:table-row>
          <table:table-row table:style-name="TableRow472">
            <table:table-cell table:style-name="TableCell473" table:number-columns-spanned="2">
              <text:p text:style-name="P474">9</text:p>
            </table:table-cell>
            <table:covered-table-cell/>
            <table:table-cell table:style-name="TableCell475" table:number-columns-spanned="4">
              <text:p text:style-name="P476"/>
            </table:table-cell>
            <table:covered-table-cell/>
            <table:covered-table-cell/>
            <table:covered-table-cell/>
          </table:table-row>
          <table:table-row table:style-name="TableRow477">
            <table:table-cell table:style-name="TableCell478" table:number-columns-spanned="2">
              <text:p text:style-name="P479">10</text:p>
            </table:table-cell>
            <table:covered-table-cell/>
            <table:table-cell table:style-name="TableCell480" table:number-columns-spanned="4">
              <text:p text:style-name="P481"/>
            </table:table-cell>
            <table:covered-table-cell/>
            <table:covered-table-cell/>
            <table:covered-table-cell/>
          </table:table-row>
          <table:table-row table:style-name="TableRow482">
            <table:table-cell table:style-name="TableCell483" table:number-columns-spanned="2">
              <text:p text:style-name="P484">11</text:p>
            </table:table-cell>
            <table:covered-table-cell/>
            <table:table-cell table:style-name="TableCell485" table:number-columns-spanned="4">
              <text:p text:style-name="P486"/>
            </table:table-cell>
            <table:covered-table-cell/>
            <table:covered-table-cell/>
            <table:covered-table-cell/>
          </table:table-row>
          <table:table-row table:style-name="TableRow487">
            <table:table-cell table:style-name="TableCell488" table:number-columns-spanned="2">
              <text:p text:style-name="P489">12</text:p>
            </table:table-cell>
            <table:covered-table-cell/>
            <table:table-cell table:style-name="TableCell490" table:number-columns-spanned="4">
              <text:p text:style-name="P491"/>
            </table:table-cell>
            <table:covered-table-cell/>
            <table:covered-table-cell/>
            <table:covered-table-cell/>
          </table:table-row>
          <table:table-row table:style-name="TableRow492">
            <table:table-cell table:style-name="TableCell493" table:number-columns-spanned="2">
              <text:p text:style-name="P494">13</text:p>
            </table:table-cell>
            <table:covered-table-cell/>
            <table:table-cell table:style-name="TableCell495" table:number-columns-spanned="4">
              <text:p text:style-name="P496"/>
            </table:table-cell>
            <table:covered-table-cell/>
            <table:covered-table-cell/>
            <table:covered-table-cell/>
          </table:table-row>
          <table:table-row table:style-name="TableRow497">
            <table:table-cell table:style-name="TableCell498" table:number-columns-spanned="2">
              <text:p text:style-name="P499">Poscondiciones</text:p>
            </table:table-cell>
            <table:covered-table-cell/>
            <table:table-cell table:style-name="TableCell500" table:number-columns-spanned="4">
              <text:p text:style-name="P501">El Actor ya se encuentra Registrado en el Sistema</text:p>
            </table:table-cell>
            <table:covered-table-cell/>
            <table:covered-table-cell/>
            <table:covered-table-cell/>
          </table:table-row>
          <table:table-row table:style-name="TableRow502">
            <table:table-cell table:style-name="TableCell503" table:number-columns-spanned="6">
              <text:p text:style-name="P504">Flujo alternativo (FA01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05">
            <table:table-cell table:style-name="TableCell506" table:number-columns-spanned="2">
              <text:p text:style-name="P507">Paso</text:p>
            </table:table-cell>
            <table:covered-table-cell/>
            <table:table-cell table:style-name="TableCell508" table:number-columns-spanned="4">
              <text:p text:style-name="P509">Acción</text:p>
            </table:table-cell>
            <table:covered-table-cell/>
            <table:covered-table-cell/>
            <table:covered-table-cell/>
          </table:table-row>
          <table:table-row table:style-name="TableRow510">
            <table:table-cell table:style-name="TableCell511" table:number-columns-spanned="2">
              <text:p text:style-name="P512">1</text:p>
            </table:table-cell>
            <table:covered-table-cell/>
            <table:table-cell table:style-name="TableCell513" table:number-columns-spanned="4">
              <text:p text:style-name="P514"/>
            </table:table-cell>
            <table:covered-table-cell/>
            <table:covered-table-cell/>
            <table:covered-table-cell/>
          </table:table-row>
          <table:table-row table:style-name="TableRow515">
            <table:table-cell table:style-name="TableCell516" table:number-columns-spanned="2">
              <text:p text:style-name="P517">2</text:p>
            </table:table-cell>
            <table:covered-table-cell/>
            <table:table-cell table:style-name="TableCell518" table:number-columns-spanned="4">
              <text:p text:style-name="P519"/>
            </table:table-cell>
            <table:covered-table-cell/>
            <table:covered-table-cell/>
            <table:covered-table-cell/>
          </table:table-row>
          <table:table-row table:style-name="TableRow520">
            <table:table-cell table:style-name="TableCell521" table:number-columns-spanned="2">
              <text:p text:style-name="P522">3</text:p>
            </table:table-cell>
            <table:covered-table-cell/>
            <table:table-cell table:style-name="TableCell523" table:number-columns-spanned="4">
              <text:p text:style-name="P524"/>
            </table:table-cell>
            <table:covered-table-cell/>
            <table:covered-table-cell/>
            <table:covered-table-cell/>
          </table:table-row>
          <table:table-row table:style-name="TableRow525">
            <table:table-cell table:style-name="TableCell526" table:number-columns-spanned="6">
              <text:p text:style-name="P527">Flujo alternativo (FA02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28">
            <table:table-cell table:style-name="TableCell529" table:number-columns-spanned="2">
              <text:p text:style-name="P530">Paso</text:p>
            </table:table-cell>
            <table:covered-table-cell/>
            <table:table-cell table:style-name="TableCell531" table:number-columns-spanned="4">
              <text:p text:style-name="P532">Acción</text:p>
            </table:table-cell>
            <table:covered-table-cell/>
            <table:covered-table-cell/>
            <table:covered-table-cell/>
          </table:table-row>
          <table:table-row table:style-name="TableRow533">
            <table:table-cell table:style-name="TableCell534" table:number-columns-spanned="2">
              <text:p text:style-name="P535">1</text:p>
            </table:table-cell>
            <table:covered-table-cell/>
            <table:table-cell table:style-name="TableCell536" table:number-columns-spanned="4">
              <text:p text:style-name="P537"/>
            </table:table-cell>
            <table:covered-table-cell/>
            <table:covered-table-cell/>
            <table:covered-table-cell/>
          </table:table-row>
          <table:table-row table:style-name="TableRow538">
            <table:table-cell table:style-name="TableCell539" table:number-columns-spanned="2">
              <text:p text:style-name="P540">2</text:p>
            </table:table-cell>
            <table:covered-table-cell/>
            <table:table-cell table:style-name="TableCell541" table:number-columns-spanned="4">
              <text:p text:style-name="P542"/>
            </table:table-cell>
            <table:covered-table-cell/>
            <table:covered-table-cell/>
            <table:covered-table-cell/>
          </table:table-row>
          <table:table-row table:style-name="TableRow543">
            <table:table-cell table:style-name="TableCell544" table:number-columns-spanned="2">
              <text:p text:style-name="P545">3</text:p>
            </table:table-cell>
            <table:covered-table-cell/>
            <table:table-cell table:style-name="TableCell546" table:number-columns-spanned="4">
              <text:p text:style-name="P547"/>
            </table:table-cell>
            <table:covered-table-cell/>
            <table:covered-table-cell/>
            <table:covered-table-cell/>
          </table:table-row>
          <table:table-row table:style-name="TableRow548">
            <table:table-cell table:style-name="TableCell549" table:number-columns-spanned="6">
              <text:p text:style-name="P550">Excepciones (E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51">
            <table:table-cell table:style-name="TableCell552" table:number-columns-spanned="2">
              <text:p text:style-name="P553"><text:span text:style-name="T554">EX-</text:span><text:span text:style-name="T555">Paso</text:span></text:p>
            </table:table-cell>
            <table:covered-table-cell/>
            <table:table-cell table:style-name="TableCell556" table:number-columns-spanned="4">
              <text:p text:style-name="P557"/>
            </table:table-cell>
            <table:covered-table-cell/>
            <table:covered-table-cell/>
            <table:covered-table-cell/>
          </table:table-row>
          <table:table-row table:style-name="TableRow558">
            <table:table-cell table:style-name="TableCell559" table:number-columns-spanned="2">
              <text:p text:style-name="P560">EX1-FB4</text:p>
            </table:table-cell>
            <table:covered-table-cell/>
            <table:table-cell table:style-name="TableCell561" table:number-columns-spanned="4">
              <text:p text:style-name="P562">Si el nombre no es en formato mail, el sistema arroja mensaje de formato erróneo.</text:p>
            </table:table-cell>
            <table:covered-table-cell/>
            <table:covered-table-cell/>
            <table:covered-table-cell/>
          </table:table-row>
          <table:table-row table:style-name="TableRow563">
            <table:table-cell table:style-name="TableCell564" table:number-columns-spanned="2">
              <text:p text:style-name="P565">EX2-FB4</text:p>
            </table:table-cell>
            <table:covered-table-cell/>
            <table:table-cell table:style-name="TableCell566" table:number-columns-spanned="4">
              <text:p text:style-name="P567">Si la contraseña no cumple con los requisitos, el sistema arroja mensaje de error.</text:p>
            </table:table-cell>
            <table:covered-table-cell/>
            <table:covered-table-cell/>
            <table:covered-table-cell/>
          </table:table-row>
          <table:table-row table:style-name="TableRow568">
            <table:table-cell table:style-name="TableCell569" table:number-columns-spanned="2">
              <text:p text:style-name="P570">EX3-FB4</text:p>
            </table:table-cell>
            <table:covered-table-cell/>
            <table:table-cell table:style-name="TableCell571" table:number-columns-spanned="4">
              <text:p text:style-name="P572">Si el Actor no Ingresó Nombre y/o Apellido el Sistema arroja mensaje de error.</text:p>
            </table:table-cell>
            <table:covered-table-cell/>
            <table:covered-table-cell/>
            <table:covered-table-cell/>
          </table:table-row>
          <table:table-row table:style-name="TableRow573">
            <table:table-cell table:style-name="TableCell574" table:number-columns-spanned="6">
              <text:p text:style-name="P575">Reglas de Negocio (RN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76">
            <table:table-cell table:style-name="TableCell577" table:number-columns-spanned="6">
              <text:p text:style-name="P578">RN-01 Formato del Usuario</text:p>
              <text:p text:style-name="P579">El nombre del Usuario debe ser en formato mail y Obligatorio</text:p>
              <text:p text:style-name="P580">RN-02 Formato de Contraseña</text:p>
              <text:p text:style-name="P581">La Contraseña debe tener 8 caracteres y debe incluir por lo menos un símbolo, ser obligatoria y además debe haber igualdad en los campos “Contraseña” y “Confirmar Contraseña”.</text:p>
              <text:p text:style-name="P582">RN-03 Existencia de Nombre y Apellido</text:p>
              <text:p text:style-name="P583">El Nombre y el Apellido son Obligatori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84">
            <table:table-cell table:style-name="TableCell585" table:number-columns-spanned="6">
              <text:p text:style-name="P586">Usabilidad (US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87">
            <table:table-cell table:style-name="TableCell588" table:number-columns-spanned="6">
              <text:p text:style-name="P589"/>
              <text:p text:style-name="P59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91">
            <table:table-cell table:style-name="TableCell592" table:number-columns-spanned="6">
              <text:p text:style-name="P593">Requerimientos NO Funcionales (RNF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94">
            <table:table-cell table:style-name="TableCell595" table:number-columns-spanned="6">
              <text:p text:style-name="P596"/>
              <text:p text:style-name="P597"/>
              <text:p text:style-name="P598"/>
              <text:p text:style-name="P599"/>
            </table:table-cell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Row600">
            <table:table-cell table:style-name="TableCell601" table:number-columns-spanned="6">
              <text:p text:style-name="P602">Comentari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603">
            <table:table-cell table:style-name="TableCell604" table:number-columns-spanned="6">
              <text:p text:style-name="P605"/>
              <text:p text:style-name="P606"/>
              <text:p text:style-name="P607"/>
              <text:p text:style-name="P608"/>
              <text:p text:style-name="P60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610">
            <table:table-cell table:style-name="TableCell611" table:number-columns-spanned="6">
              <text:p text:style-name="P612">Revisio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613">
            <table:table-cell table:style-name="TableCell614">
              <text:p text:style-name="P615">Versión</text:p>
            </table:table-cell>
            <table:table-cell table:style-name="TableCell616" table:number-columns-spanned="2">
              <text:p text:style-name="P617">Fecha</text:p>
            </table:table-cell>
            <table:covered-table-cell/>
            <table:table-cell table:style-name="TableCell618">
              <text:p text:style-name="P619">Resumen de Cambios</text:p>
            </table:table-cell>
            <table:table-cell table:style-name="TableCell620" table:number-columns-spanned="2">
              <text:p text:style-name="P621">Autor</text:p>
            </table:table-cell>
            <table:covered-table-cell/>
          </table:table-row>
          <table:table-row table:style-name="TableRow622">
            <table:table-cell table:style-name="TableCell623">
              <text:p text:style-name="P624">1.0</text:p>
            </table:table-cell>
            <table:table-cell table:style-name="TableCell625" table:number-columns-spanned="2">
              <text:p text:style-name="P626"/>
            </table:table-cell>
            <table:covered-table-cell/>
            <table:table-cell table:style-name="TableCell627">
              <text:p text:style-name="P628">Documento inicial</text:p>
            </table:table-cell>
            <table:table-cell table:style-name="TableCell629" table:number-columns-spanned="2">
              <text:p text:style-name="P630"/>
            </table:table-cell>
            <table:covered-table-cell/>
          </table:table-row>
          <table:table-row table:style-name="TableRow631">
            <table:table-cell table:style-name="TableCell632">
              <text:p text:style-name="P633"/>
            </table:table-cell>
            <table:table-cell table:style-name="TableCell634" table:number-columns-spanned="2">
              <text:p text:style-name="P635"/>
            </table:table-cell>
            <table:covered-table-cell/>
            <table:table-cell table:style-name="TableCell636">
              <text:p text:style-name="P637"/>
            </table:table-cell>
            <table:table-cell table:style-name="TableCell638" table:number-columns-spanned="2">
              <text:p text:style-name="P639"/>
            </table:table-cell>
            <table:covered-table-cell/>
          </table:table-row>
          <table:table-row table:style-name="TableRow640">
            <table:table-cell table:style-name="TableCell641">
              <text:p text:style-name="P642"/>
            </table:table-cell>
            <table:table-cell table:style-name="TableCell643" table:number-columns-spanned="2">
              <text:p text:style-name="P644"/>
            </table:table-cell>
            <table:covered-table-cell/>
            <table:table-cell table:style-name="TableCell645">
              <text:p text:style-name="P646"/>
            </table:table-cell>
            <table:table-cell table:style-name="TableCell647" table:number-columns-spanned="2">
              <text:p text:style-name="P648"/>
            </table:table-cell>
            <table:covered-table-cell/>
          </table:table-row>
        </table:table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 Narrow" svg:font-family="Arial Narrow" style:font-family-generic="swiss" style:font-pitch="variable" svg:panose-1="2 11 6 6 2 2 2 3 2 4"/>
    <style:font-face style:name="Monda" svg:font-family="Mond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4pt" style:font-size-asian="14pt" style:font-size-complex="14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margin-top="0.0972in" fo:margin-bottom="0.0833in"/>
      <style:text-properties style:font-name="Liberation Serif" style:font-name-asian="Liberation Serif" style:font-name-complex="Liberation Serif"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margin-top="0.0833in" fo:margin-bottom="0.0833in"/>
      <style:text-properties style:font-name="Liberation Serif" style:font-name-asian="Liberation Serif" style:font-name-complex="Liberation Serif"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justify" fo:margin-bottom="0.0173in" fo:margin-left="0.7in" fo:text-indent="-0.7in">
        <style:tab-stops>
          <style:tab-stop style:type="left" style:position="0.25in"/>
        </style:tab-stops>
      </style:paragraph-properties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984in" fo:margin-bottom="0.3541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45in"/>
      </style:header-style>
      <style:footer-style>
        <style:header-footer-properties style:dynamic-spacing="true" fo:min-height="0.3895in"/>
      </style:footer-style>
    </style:page-layout>
    <style:style style:name="P2" style:parent-style-name="Standard" style:family="paragraph">
      <style:text-properties fo:font-size="2pt" style:font-size-asian="2pt" style:font-size-complex="2pt"/>
    </style:style>
    <style:style style:name="P3" style:parent-style-name="Standard" style:family="paragraph">
      <style:paragraph-properties fo:line-height="115%"/>
      <style:text-properties fo:font-size="2pt" style:font-size-asian="2pt" style:font-size-complex="2pt"/>
    </style:style>
    <style:style style:name="TableColumn5" style:family="table-column">
      <style:table-column-properties style:column-width="1.909in" style:use-optimal-column-width="false"/>
    </style:style>
    <style:style style:name="TableColumn6" style:family="table-column">
      <style:table-column-properties style:column-width="1.0527in" style:use-optimal-column-width="false"/>
    </style:style>
    <style:style style:name="TableColumn7" style:family="table-column">
      <style:table-column-properties style:column-width="1.2041in" style:use-optimal-column-width="false"/>
    </style:style>
    <style:style style:name="TableColumn8" style:family="table-column">
      <style:table-column-properties style:column-width="1.827in" style:use-optimal-column-width="false"/>
    </style:style>
    <style:style style:name="TableColumn9" style:family="table-column">
      <style:table-column-properties style:column-width="0.1034in" style:use-optimal-column-width="false"/>
    </style:style>
    <style:style style:name="TableColumn10" style:family="table-column">
      <style:table-column-properties style:column-width="0.6784in" style:use-optimal-column-width="false"/>
    </style:style>
    <style:style style:name="Table4" style:family="table">
      <style:table-properties style:width="6.775in" fo:margin-left="-0.0381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widows="2" fo:orphans="2" fo:text-align="center" fo:text-indent="0.0076in"/>
      <style:text-properties style:font-name="Arial Narrow" style:font-name-asian="Arial Narrow" style:font-name-complex="Arial Narrow" fo:color="#000000" fo:font-size="8pt" style:font-size-asian="8pt" style:font-size-complex="8pt"/>
    </style:style>
    <style:style style:name="TableCell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widows="2" fo:orphans="2" fo:text-align="center" fo:text-indent="0.0076in"/>
      <style:text-properties style:font-name="Arial Narrow" style:font-name-asian="Arial Narrow" style:font-name-complex="Arial Narrow" fo:color="#4C4C4C"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000000" fo:font-size="7pt" style:font-size-asian="7pt" style:font-size-complex="7pt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Arial" style:font-name-asian="Arial" style:font-name-complex="Arial" fo:font-style="italic" style:font-style-asian="italic" fo:color="#000000" fo:font-size="7pt" style:font-size-asian="7pt" style:font-size-complex="7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Arial" style:font-name-asian="Arial" style:font-name-complex="Arial" fo:font-weight="bold" style:font-weight-asian="bold" fo:font-style="italic" style:font-style-asian="italic" fo:color="#000000" fo:font-size="7pt" style:font-size-asian="7pt" style:font-size-complex="7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Arial" style:font-name-asian="Arial" style:font-name-complex="Arial" fo:font-weight="bold" style:font-weight-asian="bold" fo:font-style="italic" style:font-style-asian="italic" fo:color="#000000" fo:font-size="7pt" style:font-size-asian="7pt" style:font-size-complex="7pt"/>
    </style:style>
    <style:style style:name="P27" style:parent-style-name="Standard" style:family="paragraph">
      <style:text-properties fo:font-size="2pt" style:font-size-asian="2pt" style:font-size-complex="2pt"/>
    </style:style>
    <style:page-layout style:name="PL1">
      <style:page-layout-properties fo:page-width="8.268in" fo:page-height="11.693in" style:print-orientation="portrait" fo:margin-top="0.3541in" fo:margin-left="0.984in" fo:margin-bottom="0.3541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45in"/>
      </style:header-style>
      <style:footer-style>
        <style:header-footer-properties style:dynamic-spacing="true" fo:min-height="0.3895in"/>
      </style:footer-style>
    </style:page-layout>
    <style:style style:name="P29" style:parent-style-name="Standard" style:family="paragraph">
      <style:text-properties fo:font-size="2pt" style:font-size-asian="2pt" style:font-size-complex="2pt"/>
    </style:style>
    <style:style style:name="P30" style:parent-style-name="Standard" style:family="paragraph">
      <style:paragraph-properties fo:line-height="115%"/>
      <style:text-properties fo:font-size="2pt" style:font-size-asian="2pt" style:font-size-complex="2pt"/>
    </style:style>
    <style:style style:name="TableColumn32" style:family="table-column">
      <style:table-column-properties style:column-width="1.909in" style:use-optimal-column-width="false"/>
    </style:style>
    <style:style style:name="TableColumn33" style:family="table-column">
      <style:table-column-properties style:column-width="1.0527in" style:use-optimal-column-width="false"/>
    </style:style>
    <style:style style:name="TableColumn34" style:family="table-column">
      <style:table-column-properties style:column-width="1.2041in" style:use-optimal-column-width="false"/>
    </style:style>
    <style:style style:name="TableColumn35" style:family="table-column">
      <style:table-column-properties style:column-width="1.827in" style:use-optimal-column-width="false"/>
    </style:style>
    <style:style style:name="TableColumn36" style:family="table-column">
      <style:table-column-properties style:column-width="0.1034in" style:use-optimal-column-width="false"/>
    </style:style>
    <style:style style:name="TableColumn37" style:family="table-column">
      <style:table-column-properties style:column-width="0.6784in" style:use-optimal-column-width="false"/>
    </style:style>
    <style:style style:name="Table31" style:family="table">
      <style:table-properties style:width="6.775in" fo:margin-left="-0.0381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widows="2" fo:orphans="2" fo:text-align="center" fo:text-indent="0.0076in"/>
      <style:text-properties style:font-name="Arial Narrow" style:font-name-asian="Arial Narrow" style:font-name-complex="Arial Narrow" fo:color="#000000" fo:font-size="8pt" style:font-size-asian="8pt" style:font-size-complex="8pt"/>
    </style:style>
    <style:style style:name="TableCell4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widows="2" fo:orphans="2" fo:text-align="center" fo:text-indent="0.0076in"/>
      <style:text-properties style:font-name="Arial Narrow" style:font-name-asian="Arial Narrow" style:font-name-complex="Arial Narrow" fo:color="#4C4C4C" fo:font-size="8pt" style:font-size-asian="8pt" style:font-size-complex="8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000000" fo:font-size="7pt" style:font-size-asian="7pt" style:font-size-complex="7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Arial" style:font-name-asian="Arial" style:font-name-complex="Arial" fo:font-style="italic" style:font-style-asian="italic" fo:color="#000000" fo:font-size="7pt" style:font-size-asian="7pt" style:font-size-complex="7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Arial" style:font-name-asian="Arial" style:font-name-complex="Arial" fo:font-weight="bold" style:font-weight-asian="bold" fo:font-style="italic" style:font-style-asian="italic" fo:color="#000000" fo:font-size="7pt" style:font-size-asian="7pt" style:font-size-complex="7pt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Arial" style:font-name-asian="Arial" style:font-name-complex="Arial" fo:font-weight="bold" style:font-weight-asian="bold" fo:font-style="italic" style:font-style-asian="italic" fo:color="#000000" fo:font-size="7pt" style:font-size-asian="7pt" style:font-size-complex="7pt"/>
    </style:style>
    <style:style style:name="P54" style:parent-style-name="Standard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 table:number-columns-spanned="4">
              <text:p text:style-name="P13"/>
            </table:table-cell>
            <table:covered-table-cell/>
            <table:covered-table-cell/>
            <table:covered-table-cell/>
            <table:table-cell table:style-name="TableCell14" table:number-columns-spanned="2">
              <text:p text:style-name="P15"/>
            </table:table-cell>
            <table:covered-table-cell/>
          </table:table-row>
          <table:table-row table:style-name="TableRow16">
            <table:table-cell table:style-name="TableCell17">
              <text:p text:style-name="P18"/>
            </table:table-cell>
            <table:table-cell table:style-name="TableCell19">
              <text:p text:style-name="P20"/>
            </table:table-cell>
            <table:table-cell table:style-name="TableCell21">
              <text:p text:style-name="P22"/>
            </table:table-cell>
            <table:table-cell table:style-name="TableCell23" table:number-columns-spanned="2">
              <text:p text:style-name="P24"/>
            </table:table-cell>
            <table:covered-table-cell/>
            <table:table-cell table:style-name="TableCell25">
              <text:p text:style-name="P26"/>
            </table:table-cell>
          </table:table-row>
        </table:table>
        <text:p text:style-name="P27"/>
      </style:footer>
    </style:master-page>
    <style:master-page style:name="MP1" style:page-layout-name="PL1">
      <style:header>
        <text:p text:style-name="P29"/>
      </style:header>
      <style:footer>
        <text:p text:style-name="P30"/>
        <table:table table:style-name="Table31">
          <table:table-columns>
            <table:table-column table:style-name="TableColumn32"/>
            <table:table-column table:style-name="TableColumn33"/>
            <table:table-column table:style-name="TableColumn34"/>
            <table:table-column table:style-name="TableColumn35"/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 table:number-columns-spanned="2">
              <text:p text:style-name="P42"/>
            </table:table-cell>
            <table:covered-table-cell/>
          </table:table-row>
          <table:table-row table:style-name="TableRow43">
            <table:table-cell table:style-name="TableCell44">
              <text:p text:style-name="P45"/>
            </table:table-cell>
            <table:table-cell table:style-name="TableCell46">
              <text:p text:style-name="P47"/>
            </table:table-cell>
            <table:table-cell table:style-name="TableCell48">
              <text:p text:style-name="P49"/>
            </table:table-cell>
            <table:table-cell table:style-name="TableCell50" table:number-columns-spanned="2">
              <text:p text:style-name="P51"/>
            </table:table-cell>
            <table:covered-table-cell/>
            <table:table-cell table:style-name="TableCell52">
              <text:p text:style-name="P53"/>
            </table:table-cell>
          </table:table-row>
        </table:table>
        <text:p text:style-name="P5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ministrador</meta:initial-creator>
    <dc:creator>PCXXX</dc:creator>
    <meta:creation-date>2025-05-13T21:13:00Z</meta:creation-date>
    <dc:date>2025-05-13T21:38:00Z</dc:date>
    <meta:template xlink:href="Normal" xlink:type="simple"/>
    <meta:editing-cycles>3</meta:editing-cycles>
    <meta:editing-duration>PT1980S</meta:editing-duration>
    <meta:document-statistic meta:page-count="5" meta:paragraph-count="8" meta:word-count="618" meta:character-count="4012" meta:row-count="28" meta:non-whitespace-character-count="3402"/>
  </office:meta>
</office:document-meta>
</file>